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font-name="Arial" fo:font-weight="bold" style:font-weight-asian="bold" style:font-name-complex="Arial"/>
    </style:style>
    <style:style style:name="P3" style:family="paragraph" style:parent-style-name="Standard">
      <style:text-properties style:font-name="Arial" fo:font-weight="bold" style:font-weight-asian="bold" style:font-name-complex="Arial"/>
    </style:style>
    <style:style style:name="P4" style:family="paragraph" style:parent-style-name="Standard">
      <style:text-properties style:font-name="Arial" style:font-name-complex="Arial"/>
    </style:style>
    <style:style style:name="P5" style:family="paragraph" style:parent-style-name="Heading_20_1" style:master-page-name="MP0">
      <style:paragraph-properties style:page-number="auto" fo:break-before="page"/>
    </style:style>
    <style:style style:name="P6" style:family="paragraph" style:parent-style-name="Standard">
      <style:text-properties style:font-name="Arial" fo:font-weight="bold" style:font-weight-asian="bold" style:font-name-complex="Arial"/>
    </style:style>
    <style:style style:name="P7" style:family="paragraph" style:parent-style-name="Standard">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list-style-name="L1">
      <style:text-properties style:font-name="Arial" style:font-name-complex="Arial"/>
    </style:style>
    <style:style style:name="P10" style:family="paragraph" style:parent-style-name="Standard" style:list-style-name="L2">
      <style:text-properties style:font-name="Arial" style:font-name-complex="Arial"/>
    </style:style>
    <style:style style:name="P11" style:family="paragraph" style:parent-style-name="Standard">
      <style:paragraph-properties fo:margin-left="1.251cm" fo:margin-right="0cm" fo:text-indent="-1.251cm" style:auto-text-indent="false">
        <style:tab-stops/>
      </style:paragraph-properties>
      <style:text-properties style:font-name="Arial" style:font-name-complex="Arial"/>
    </style:style>
    <style:style style:name="P12" style:family="paragraph" style:parent-style-name="Standard">
      <style:paragraph-properties fo:margin-left="0cm" fo:margin-right="0cm" fo:text-indent="1.249cm" style:auto-text-indent="false"/>
    </style:style>
    <style:style style:name="P13" style:family="paragraph" style:parent-style-name="Standard">
      <style:paragraph-properties fo:margin-left="0cm" fo:margin-right="0cm" fo:text-indent="1.249cm" style:auto-text-indent="false"/>
      <style:text-properties style:font-name="Arial" style:font-name-complex="Arial"/>
    </style:style>
    <style:style style:name="P14" style:family="paragraph" style:parent-style-name="Standard" style:master-page-name="">
      <style:paragraph-properties fo:margin-left="1.323cm" fo:margin-right="0cm" fo:orphans="2" fo:widows="2" fo:hyphenation-ladder-count="no-limit" fo:text-indent="-1.296cm" style:auto-text-indent="false" style:page-number="auto"/>
      <style:text-properties style:font-name="Arial" style:font-name-complex="Arial" fo:hyphenate="false" fo:hyphenation-remain-char-count="0" fo:hyphenation-push-char-count="0"/>
    </style:style>
    <style:style style:name="P15" style:family="paragraph" style:parent-style-name="Heading_20_2">
      <style:paragraph-properties fo:margin-top="0.423cm" fo:margin-bottom="0.212cm" fo:orphans="2" fo:widows="2" fo:hyphenation-ladder-count="no-limit" fo:break-before="page" fo:keep-with-next="always"/>
      <style:text-properties style:font-name="Arial" style:font-name-complex="Tahoma" fo:hyphenate="false" fo:hyphenation-remain-char-count="0" fo:hyphenation-push-char-count="0"/>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sian="SimSun1"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zeption einer computergesteuerten Pferdefütterung zum Aufbau eines Aktivstalls</text:p>
      <text:h text:style-name="Heading_20_2" text:outline-level="2">Vorwort</text:h>
      <text:p text:style-name="P4"/>
      <text:p text:style-name="P4">Das vorliegende Konzept dient als Grundlage zur Umsetzung einer computergesteuerten Pferdefütterung. Durch diese Dokumentation und die zugehörigen Anlagen sollen technisch interessierte Pferdebesitzer in die Lage versetzt werden, diese Steuerung zu adaptieren und selbst auzubauen. </text:p>
      <text:p text:style-name="P4">Weitere Informationen zum Projekt finden sich auf der Webseite www.hof-Luettgesheide.de.</text:p>
      <text:p text:style-name="P3"/>
      <text:h text:style-name="Heading_20_2" text:outline-level="2">Einsatzmöglichkeiten der Steuerung</text:h>
      <text:p text:style-name="P3"/>
      <text:p text:style-name="P4">Da die Anforderungen an eine solche Steuerung von einer Kleinstanlage für 2-3 Pferde bis zur Großanlage mit einer Herdengröße größer 30 Pferden gehen, wurde bei der Konzeption großer Wert darauf gelegt, dass durch Parameter in den Einstelldialogen ein möglichst großer Bereich von Anlagen abgedeckt werden kann.</text:p>
      <text:p text:style-name="P4">Im Einzelnen sind folgende Baugruppen konzeptioniert:</text:p>
      <text:p text:style-name="P4"/>
      <text:list xml:id="list97415099470468520" text:style-name="L1">
        <text:list-item>
          <text:p text:style-name="P9">Basisstation für 1 Kraftfutter</text:p>
        </text:list-item>
      </text:list>
      <text:p text:style-name="P4"><text:tab/><text:tab/>optional 2-4 weitere Kraftfutter</text:p>
      <text:p text:style-name="P4"><text:tab/><text:tab/>optional Nachlaufsperre</text:p>
      <text:p text:style-name="P4"><text:tab/><text:tab/>optional Selektionstor</text:p>
      <text:list xml:id="list38451508" text:continue-numbering="true" text:style-name="L1">
        <text:list-item>
          <text:p text:style-name="P9">zusätzliche Kraftfutterstation (für große Gruppen)</text:p>
        </text:list-item>
        <text:list-item>
          <text:p text:style-name="P9">Selektionstor (für Weidezugang oder Heuraumzutritt)</text:p>
        </text:list-item>
        <text:list-item>
          <text:p text:style-name="P9">Heudosierer (für Pferde bein denen Heu limitiert werden muss)</text:p>
        </text:list-item>
      </text:list>
      <text:p text:style-name="P4"/>
      <text:h text:style-name="Heading_20_2" text:outline-level="2">Technische Basis</text:h>
      <text:p text:style-name="P4"/>
      <text:p text:style-name="P4">Als Hardware Basis dient ein Kleinstcomputer (Paspberry Pi) der durch weiter Periferie in die Lage versetzt wird, die notwendigen Ein- und Ausgänge zu liefern. Mittels weiterer Periferie werden die Computerausgangssignale in Steuerungsimpulse für Motoren umgesetzt. Für Auswertung der Sensoren kommt ebenfalls weiter Elektronik zum Einsatz</text:p>
      <text:p text:style-name="P4">Eine Beschreibung des Aufbaus der gesamten Steuerung findet sich in Anlage 1.</text:p>
      <text:p text:style-name="P4"/>
      <text:p text:style-name="P4">Als Softwarebasis dient ein Linux Betriebssystem (Raspian)</text:p>
      <text:p text:style-name="P4">Darauf laufen eine Codesys Runtime (hierzu ist eine Lizenz für 35 Euro zu erwerben). Die Datenhaltung erfolgt über eine MySQL Datenbank (open source)</text:p>
      <text:p text:style-name="P4">Eine Auflistung der Felder, Parameter, Variablen und IO Ports findet sich in Anlage 2.</text:p>
      <text:h text:style-name="P15" text:outline-level="2"><text:span text:style-name="T3">Programmlogik </text:span></text:h>
      <text:p text:style-name="P4"/>
      <text:p text:style-name="P4">Die Programmlogik gliedert sich in zwei Bereiche:</text:p>
      <text:p text:style-name="P4"/>
      <text:list xml:id="list4574050526890105420" text:style-name="L2">
        <text:list-item>
          <text:p text:style-name="P10">Parametrierung und Überwachung der Anlage über einen Touchscreen</text:p>
        </text:list-item>
        <text:list-item>
          <text:p text:style-name="P10">Steuerung der Motoren auf Basis der Parameter</text:p>
        </text:list-item>
      </text:list>
      <text:p text:style-name="P4"/>
      <text:h text:style-name="Heading_20_2" text:outline-level="2">Parametrierung und Überwachung der Anlage</text:h>
      <text:p text:style-name="Standard"><text:span text:style-name="T1">Die Struktur des Menübaums ist in der Datei Beschreibung.Menuestruktur.odp (= Anlage 3) festgelegt. Dort sind auch die Besonderheiten der einzelnen Punkte beschrieben. Die Beschreibung wird in der Notiz Ansicht sichtbar.</text:span></text:p>
      <text:p text:style-name="Standard"><text:span text:style-name="T1"/></text:p>
      <text:p text:style-name="Standard"><text:span text:style-name="T1"/></text:p>
      <text:p text:style-name="P3">Modul Bildschirmschoner</text:p>
      <text:p text:style-name="P3"><text:span text:style-name="T1"/></text:p>
      <text:p text:style-name="Standard"><text:span text:style-name="T1">Neben der Menüstruktur ist eine Bildschirmschoner Logik zu bilden.I</text:span><text:span text:style-name="Absatz-Standardschriftart"><text:span text:style-name="T1">m Modul Bildschirmschoner wird nachgeschaut, ob es Fehler gegeben hat. Der Bildschirm erhält im Ruhezustand des Gerätes eine entsprechende Meldung.</text:span></text:span></text:p>
      <text:p text:style-name="P4"/>
      <text:p text:style-name="P4">if:</text:p>
      <text:p text:style-name="P11"><text:tab/>Keine Aktivität seit AutoLogOff AND Tabelle Anlagenprotokoll einen Datensatz enthält, der nicht quittiert ist</text:p>
      <text:p text:style-name="P13">Anzeige: „Es sind Fehler aufgetreten“</text:p>
      <text:p text:style-name="P4">elif:</text:p>
      <text:p text:style-name="P13">Keine Aktivität seit AutoLogOff</text:p>
      <text:p text:style-name="P12"><text:span text:style-name="Absatz-Standardschriftart"><text:span text:style-name="T1">Anzeige: „System läuft fehlerfrei“</text:span></text:span></text:p>
      <text:p text:style-name="P4">else:</text:p>
      <text:p text:style-name="P4"><text:tab/>Anzeige Hauptmenue</text:p>
      <text:p text:style-name="P4"><text:tab/>Bildschirm Hintergrundbeleuchtung aus (zu klären ob das geht)</text:p>
      <text:p text:style-name="P4"/>
      <text:p text:style-name="P4">Gut wäre eine Funktion die die Meldung über den Bildschirm „verschiebt“ um ein Einbrennen der Meldungen zu vermeiden.</text:p>
      <text:p text:style-name="P4"/>
      <text:p text:style-name="P4">Ein Berühren des Bildschirms beendet die Meldung und zeigt das Hauptmenü die Hintergrundbeleuchtung wird eingeschaltet.</text:p>
      <text:p text:style-name="P4"><text:span text:style-name="T1"/></text:p>
      <text:p text:style-name="P4"><text:span text:style-name="T1"/></text:p>
      <text:p text:style-name="Standard"><text:span text:style-name="Absatz-Standardschriftart"><text:span text:style-name="T2">Modul Einstellen der Uhrzeit</text:span></text:span></text:p>
      <text:p text:style-name="P4"/>
      <text:p text:style-name="P4">Wenn möglich sollte die Uhrzeit über Netzwerkanbindung ermittelt werden, wenn das nicht möglich ist, kann die Uhr manuell gestellt werden (Menüpunkt).</text:p>
      <text:p text:style-name="P4"/>
      <text:p text:style-name="P4">Transpondererkennung</text:p>
      <text:h text:style-name="Heading_20_2" text:outline-level="2">Steuerung der Motoren auf Basis der Parameter</text:h>
      <text:p text:style-name="P4"><text:span text:style-name="Absatz-Standardschriftart"><text:span text:style-name="T2"/></text:span></text:p>
      <text:p text:style-name="P3">Modul zentrale Fütterungslogik Kraftfutter</text:p>
      <text:p text:style-name="P4"/>
      <text:p text:style-name="P4"><text:soft-page-break/>Zur Darstellung der Programmlogik wurden Elemente aus Python benutzt, da sich diese leicht lesen lassen. Die Programmlogik lässt sich auf Grund der Komplexität nicht ohne weiteres mit einem normalen Texteditor darstellen. Die Logik wird daher auf die Datei <text:s/>ZentraleLogik.py (Anlage 4) ausgelagert. </text:p>
      <text:p text:style-name="P4"/>
      <text:p text:style-name="P7">Unterprogamm FutterMotor</text:p>
      <text:p text:style-name="P4"/>
      <text:p text:style-name="P4">Wenn die Programmlogik entschieden hat, das Futter geben werden soll, wird in einer Anlage ein Futtermotor in Bewegung gesetzt. Die zugehörige Logik sieht so aus:</text:p>
      <text:p text:style-name="P4">Aus der Programmlogik werden die Parameter MotorXEinAus und AnlagenNummer XX übergeben.</text:p>
      <text:p text:style-name="P4"/>
      <text:p text:style-name="P4">Motor1EinAus=true in AnlageZ0</text:p>
      <text:p text:style-name="Standard"><text:span text:style-name="T1">if </text:span><text:span text:style-name="Absatz-Standardschriftart"><text:span text:style-name="T1">Motor1Kontakt = true:</text:span></text:span></text:p>
      <text:p text:style-name="Standard"><text:span text:style-name="Absatz-Standardschriftart"><text:span text:style-name="T1"><text:tab/> Motor1EinAus=false</text:span></text:span></text:p>
      <text:p text:style-name="Standard"><text:span text:style-name="Absatz-Standardschriftart"><text:span text:style-name="T1"><text:tab/>#Fütterung ist erfolgt</text:span></text:span></text:p>
      <text:p text:style-name="Standard"><text:span text:style-name="Absatz-Standardschriftart"><text:span text:style-name="T1">elif <text:s/></text:span></text:span><text:span text:style-name="T1">Motor1Kontakt</text:span><text:span text:style-name="Absatz-Standardschriftart"><text:span text:style-name="T1"> = false and </text:span></text:span><text:span text:style-name="T1">Motorlaufzeit &gt; Motor1blockiert:</text:span></text:p>
      <text:p text:style-name="P4"><text:tab/> Motor1EinAus=false</text:p>
      <text:p text:style-name="Standard"><text:span text:style-name="Absatz-Standardschriftart"><text:span text:style-name="T1"><text:tab/>print („Blockade an „Motor1EinAus“ „an Anlage“ AnlagenNummer)</text:span></text:span></text:p>
      <text:p text:style-name="Standard"><text:span text:style-name="Absatz-Standardschriftart"><text:span text:style-name="T1"><text:tab/>StoerEreignis = string (print (Blockade an Motor 1 „an Anlage“ AnlagenNummer))</text:span></text:span></text:p>
      <text:p text:style-name="Standard"><text:span text:style-name="Absatz-Standardschriftart"><text:span text:style-name="T1"><text:tab/>save to DB table AnlagenProtokoll StoerDatum StoerZeit StoerEreignis</text:span></text:span></text:p>
      <text:p text:style-name="Standard"><text:span text:style-name="Absatz-Standardschriftart"><text:span text:style-name="T1"><text:tab/></text:span></text:span></text:p>
      <text:p text:style-name="P4">Das Unterprogamm FutterMotor ist für alle Motoren umzusetzen bzw. so zu gestalten, dass es universell über die Parameter gesteuert abläuft:</text:p>
      <text:p text:style-name="P4"/>
      <text:p text:style-name="P4">Auswurf Futter2</text:p>
      <text:p text:style-name="P4">Auswurf Futter3</text:p>
      <text:p text:style-name="P4">Auswurf Futter4</text:p>
      <text:p text:style-name="P4"/>
      <text:p text:style-name="P4">für alle möglichen Anlagen</text:p>
      <text:p text:style-name="P4"/>
      <text:p text:style-name="P4"/>
      <text:p text:style-name="P7">Öffnen Selektionstor</text:p>
      <text:p text:style-name="P4"/>
      <text:p text:style-name="P4">Wenn die Programmlogik entschieden hat, das das Selektionstor geöffnet werden soll, wird in einer Anlage ein Selektionstor Motor in Bewegung gesetzt. Die zugehörige Logik sieht so aus:</text:p>
      <text:p text:style-name="P4">Aus der Programmlogik werden die Parameter MotorXEinAus und AnlagenNummer XX übergeben.</text:p>
      <text:p text:style-name="P4"/>
      <text:p text:style-name="P4">Öffnen / Schließen Schieber1</text:p>
      <text:p text:style-name="P4">Öffnen / Schließen Schieber2</text:p>
      <text:p text:style-name="P4">Öffnen / Schließen Schieber3</text:p>
      <text:p text:style-name="P4">Öffnen / Schließen Schieber4</text:p>
      <text:p text:style-name="P4"/>
      <text:p text:style-name="P3">Unterprogramm Zyklusstart</text:p>
      <text:p text:style-name="P4"/>
      <text:p text:style-name="P4"><text:soft-page-break/>Damit die Datenbnken nicht überlaufen werden die Fütterungsdaten maximal 48 Stunden und die Störungsdaten maximal 168 (7 Tage) aufbewahrt. Das Unterprogramm Zyklusstart erledigt die Datenlöschung via SQL Statement.</text:p>
      <text:p text:style-name="P4"/>
      <text:p text:style-name="P4">if Zyklusstartzeit erreicht ist:</text:p>
      <text:p text:style-name="P14"><text:tab/>Lösche in der Tabelle Fuetterungsprotokoll alle Datensätze die älter sind als 24 Stunden<text:line-break/>Lösche in der Tabelle Anlagenprotokoll alle Datensätze die älter sind als 168 Stunden</text:p>
      <text:p text:style-name="P4">else:</text:p>
      <text:p text:style-name="P4"><text:tab/>Mache nichts</text:p>
      <text:p text:style-name="P4"/>
      <text:p text:style-name="P2">Modul Tests</text:p>
      <text:p text:style-name="P4"/>
      <text:p text:style-name="P4">Die hier programmierten Tests sind gleichzeitig die Bausteine für den Betrieb</text:p>
      <text:p text:style-name="P4"/>
      <text:p text:style-name="P4">Auswurf Futter1</text:p>
      <text:p text:style-name="P4">WENN</text:p>
      <text:p text:style-name="P4">Kommando Auswurf Futter1</text:p>
      <text:p text:style-name="P4">DANN</text:p>
      <text:p text:style-name="P4"><text:tab/>Einschalten Motor1</text:p>
      <text:p text:style-name="P4"><text:tab/>WENN</text:p>
      <text:p text:style-name="Standard"><text:span text:style-name="Absatz-Standardschriftart"><text:span text:style-name="T1">Endschalter Motor1 = false</text:span></text:span></text:p>
      <text:p text:style-name="P4">UND</text:p>
      <text:p text:style-name="P4">Motorlaufzeit &gt; Umdrehungszeit Motor1</text:p>
      <text:p text:style-name="P4">DANN</text:p>
      <text:p text:style-name="P4">Ausschalten Motor1</text:p>
      <text:p text:style-name="Standard"><text:span text:style-name="Absatz-Standardschriftart"><text:span text:style-name="T1">Meldung Display: BlockadeMotor1</text:span></text:span></text:p>
      <text:p text:style-name="Standard"><text:span text:style-name="Absatz-Standardschriftart"><text:span text:style-name="T1">Speichern Fehlermeldung (BlockadeMotor1=true)</text:span></text:span></text:p>
      <text:p text:style-name="P4">ELSE</text:p>
      <text:p text:style-name="P4"><text:tab/><text:tab/>WENN</text:p>
      <text:p text:style-name="P4">Endschalter Motor1 = true</text:p>
      <text:p text:style-name="P4">DANN</text:p>
      <text:p text:style-name="P4">Ausschalten Motor1</text:p>
      <text:p text:style-name="P4">ELSE</text:p>
      <text:p text:style-name="P4">Mache nichts</text:p>
      <text:p text:style-name="P4">ELSE</text:p>
      <text:p text:style-name="P4"><text:tab/>Mache nichts</text:p>
      <text:p text:style-name="P4"/>
      <text:p text:style-name="P4">Alle andern Tests sind analog umzusetzen</text:p>
      <text:p text:style-name="P4"/>
      <text:p text:style-name="P4">Auswurf Futter2</text:p>
      <text:p text:style-name="P4">Auswurf Futter3</text:p>
      <text:p text:style-name="P4">Auswurf Futter4</text:p>
      <text:p text:style-name="P4">Öffnen / Schließen Schieber1</text:p>
      <text:p text:style-name="P4">Öffnen / Schließen Schieber2</text:p>
      <text:p text:style-name="P4">Öffnen / Schließen Schieber3</text:p>
      <text:p text:style-name="P4">Öffnen / Schließen Schieber4</text:p>
      <text:p text:style-name="P4">Öffnen Selektionstor</text:p>
      <text:p text:style-name="P4">Transpondererkennung</text:p>
      <text:p text:style-name="P4"/>
      <text:p text:style-name="P4"/>
      <text:p text:style-name="P4"/>
      <text:p text:style-name="P1"><text:span text:style-name="Absatz-Standardschriftart"><text:span text:style-name="T2">Modul Betriebsdaten</text:span></text:span></text:p>
      <text:p text:style-name="P4"/>
      <text:p text:style-name="Standard"><text:span text:style-name="Absatz-Standardschriftart"><text:span text:style-name="T1">Anzeige </text:span></text:span><text:span text:style-name="Absatz-Standardschriftart"><text:span text:style-name="T1">Alarmliste Heute</text:span></text:span></text:p>
      <text:p text:style-name="P4"/>
      <text:p text:style-name="P4">Je Pferd:</text:p>
      <text:p text:style-name="P4">WENN</text:p>
      <text:p text:style-name="Standard"><text:span text:style-name="Absatz-Standardschriftart"><text:span text:style-name="T1">((Futter1Zuteilung + Futter2Zuteilung + Futter3 Zuteilung Futter4Zuteilung) / Verteilzeit x aufgelaufene Zykluszeit)) - (Futter1abgerufenHeute +Futter2abgerufenHeute + Futter3abgerufenHeute +Futter4abgerufenHeute) &gt; ((Futte</text:span></text:span><text:span text:style-name="Absatz-Standardschriftart"><text:span text:style-name="T1">r1Zuteilung + Futter2Zuteilung + Futter3 Zuteilung Futter4Zuteilung) / Verteilzeit x aufgelaufene Zykluszeit)) x Alarmschwelle /100</text:span></text:span></text:p>
      <text:p text:style-name="P4">ODER</text:p>
      <text:p text:style-name="Standard"><text:span text:style-name="Absatz-Standardschriftart"><text:span text:style-name="T1">((Raufutterminuten1Zuteilung+ Raufutterminuten2Zuteilung) ) / Verteilzeit x aufgelaufene Zykluszeit)) - (Raufutterminut</text:span></text:span><text:span text:style-name="Absatz-Standardschriftart"><text:span text:style-name="T1">en1abgerufenHeute + Raufutterminuten2abgerufenHeute) &gt; ((Raufutterminuten1Zuteilung+ Raufutterminuten2Zuteilung) ) / Verteilzeit x aufgelaufene Zykluszeit)) x Alarmschwelle /100</text:span></text:span></text:p>
      <text:p text:style-name="P4">DANN</text:p>
      <text:p text:style-name="P4">Anzeige Pferdename</text:p>
      <text:p text:style-name="P4"/>
      <text:p text:style-name="P4"/>
      <text:p text:style-name="P4">Anzeige Alarmliste gestern</text:p>
      <text:p text:style-name="P4"/>
      <text:p text:style-name="P4">Je Pferd:</text:p>
      <text:p text:style-name="P4">WENN</text:p>
      <text:p text:style-name="P4">(Futter1Zuteilung + Futter2Zuteilung + Futter3 Zuteilung Futter4Zuteilung) - (Futter1abgerufenGestern +Futter2abgerufenGestern + Futter3abgerufenGestern +Futter4abgerufenGestern) &gt; (Futter1Zuteilung + Futter2Zuteilung + Futter3 Zuteilung Futter4Zuteilung) x Alarmschwelle /100</text:p>
      <text:p text:style-name="P4">ODER</text:p>
      <text:p text:style-name="Standard"><text:span text:style-name="Absatz-Standardschriftart"><text:span text:style-name="T1">(Raufutterminuten1Zuteilung+ Raufutterminuten2Zuteilung) - (Raufutterminuten1abgerufenHeute + Raufutterminuten2abgerufenHeute) &gt;</text:span></text:span><text:span text:style-name="Absatz-Standardschriftart"><text:span text:style-name="T1"> (Raufutterminuten1Zuteilung+ Raufutterminuten2Zuteilung) x Alarmschwelle /100</text:span></text:span></text:p>
      <text:p text:style-name="P4">DANN</text:p>
      <text:p text:style-name="P4">Anzeige Pferdename</text:p>
      <text:p text:style-name="P4"/>
      <text:p text:style-name="P4"/>
      <text:p text:style-name="Standard"><text:span text:style-name="Absatz-Standardschriftart"><text:span text:style-name="T1">Anzeige: Stand der Abrufe Heute Auswahl über Pferdenummer und Name</text:span></text:span></text:p>
      <text:p text:style-name="P4">Pferdenummer</text:p>
      <text:p text:style-name="P4">Pferdename</text:p>
      <text:p text:style-name="Standard"><text:span text:style-name="Absatz-Standardschriftart"><text:span text:style-name="T1">Futter1abgerufenHeute</text:span></text:span></text:p>
      <text:p text:style-name="Standard"><text:span text:style-name="Absatz-Standardschriftart"><text:span text:style-name="T1">Futter2abgerufenHeute</text:span></text:span></text:p>
      <text:p text:style-name="Standard"><text:span text:style-name="Absatz-Standardschriftart"><text:span text:style-name="T1">Futter3abgerufen</text:span></text:span><text:span text:style-name="Absatz-Standardschriftart"><text:span text:style-name="T1">Heute</text:span></text:span></text:p>
      <text:p text:style-name="Standard"><text:span text:style-name="Absatz-Standardschriftart"><text:span text:style-name="T1">Futter4abgerufenHeute</text:span></text:span></text:p>
      <text:p text:style-name="Standard"><text:span text:style-name="Absatz-Standardschriftart"><text:span text:style-name="T1">Raufutterminuten1abgerufenHeute</text:span></text:span></text:p>
      <text:p text:style-name="Standard"><text:span text:style-name="Absatz-Standardschriftart"><text:span text:style-name="T1">Raufutterminuten2abgerufenHeute</text:span></text:span></text:p>
      <text:p text:style-name="P4"/>
      <text:p text:style-name="P4"/>
      <text:p text:style-name="P4">Anzeige: Stand der Abrufe gestern Auswahl über Pferdenummer und Name</text:p>
      <text:p text:style-name="P4">Pferdenummer</text:p>
      <text:p text:style-name="P4">Pferdename</text:p>
      <text:p text:style-name="Standard"><text:soft-page-break/><text:span text:style-name="Absatz-Standardschriftart"><text:span text:style-name="T1">Futter1abgerufenHeute</text:span></text:span></text:p>
      <text:p text:style-name="Standard"><text:span text:style-name="Absatz-Standardschriftart"><text:span text:style-name="T1">Futter2abgerufenHeute</text:span></text:span></text:p>
      <text:p text:style-name="Standard"><text:span text:style-name="Absatz-Standardschriftart"><text:span text:style-name="T1">Futter3abgerufenHeute</text:span></text:span></text:p>
      <text:p text:style-name="Standard"><text:span text:style-name="Absatz-Standardschriftart"><text:span text:style-name="T1">Futter4abgerufenHeute</text:span></text:span></text:p>
      <text:p text:style-name="Standard"><text:span text:style-name="Absatz-Standardschriftart"><text:span text:style-name="T1">Raufutterminuten1abgerufenHeute</text:span></text:span></text:p>
      <text:p text:style-name="Standard"><text:span text:style-name="Absatz-Standardschriftart"><text:span text:style-name="T1">Raufutterminuten2abgerufenHeute</text:span></text:span></text:p>
      <text:p text:style-name="P4"/>
      <text:p text:style-name="P4"/>
      <text:p text:style-name="P4"/>
      <text:p text:style-name="P2">Modul Kraftfutter</text:p>
      <text:p text:style-name="P4"/>
      <text:p text:style-name="P4">Besonderheit ist Futter 4. Dieses wird immer „zeitgleich“ zu einem anderen Futter gefüttert. Hier ist, wenn vorhanden, der Mineralfutterbehälter anzuschließen</text:p>
      <text:p text:style-name="Standard"><text:span text:style-name="Absatz-Standardschriftart"><text:span text:style-name="T1">Abgelaufene Zykluszeit ist gleich aktuelle Zeit – Zyklusstart <text:s/>Achtung! Tagesübergreifende Rechnung</text:span></text:span></text:p>
      <text:p text:style-name="P4"/>
      <text:p text:style-name="P4">Ausgangszustand: Station ist leer, Nachlaufsperre befindet sich in Stellung offen</text:p>
      <text:p text:style-name="P4"/>
      <text:p text:style-name="P4">WENN</text:p>
      <text:p text:style-name="P4">Pferd wird in Futterstand erkannt</text:p>
      <text:p text:style-name="P4">DANN</text:p>
      <text:p text:style-name="P4">Berechnen ob Pferd Anspruch auf Futter1hat:</text:p>
      <text:p text:style-name="P4">WENN</text:p>
      <text:p text:style-name="Standard"><text:span text:style-name="Absatz-Standardschriftart"><text:span text:style-name="T1">Futter1Zuteilung / Verteilzeit x aufgelaufene Zykluszeit - Futter1abgerufenHeute &gt;</text:span></text:span><text:span text:style-name="Absatz-Standardschriftart"><text:span text:style-name="T1"> Futter1Kalibierung</text:span></text:span></text:p>
      <text:p text:style-name="P4">UND</text:p>
      <text:p text:style-name="P4">MengeInAktuellerStunde+ Futter1Kalibierung &lt; MaximaleMengeH</text:p>
      <text:p text:style-name="P4">UND</text:p>
      <text:p text:style-name="P4">Uhrzeit- Futter1letzteZuteilung &gt; Verzoegerung</text:p>
      <text:p text:style-name="P4">UND</text:p>
      <text:p text:style-name="P4">Uhrzeit- Futter2letzteZuteilung &gt; Verzoegerung</text:p>
      <text:p text:style-name="P4">UND</text:p>
      <text:p text:style-name="P4">Uhrzeit- Futter3letzteZuteilung &gt; Verzoegerung</text:p>
      <text:p text:style-name="P4">DANN</text:p>
      <text:p text:style-name="P4">Schließen Nachlaufsperre</text:p>
      <text:p text:style-name="P4">Speichern Uhrzeit in Futter1letzteZuteilung</text:p>
      <text:p text:style-name="Standard"><text:span text:style-name="Absatz-Standardschriftart"><text:span text:style-name="T1">Speichern Futter1abgerufenHeute + Futter1Kalibierung in Futter1abgerufenHeute</text:span></text:span></text:p>
      <text:p text:style-name="P4">Speichern MengeInAktuellerStunde + Futter1Kalibierung in MengeInAktuellerStunde</text:p>
      <text:p text:style-name="P4">Anzeige Display Pferdename „Fütterung läuft“</text:p>
      <text:p text:style-name="P4">Auswurf Futter1</text:p>
      <text:p text:style-name="P4">Öffne Nachlaufsperre</text:p>
      <text:p text:style-name="P4"/>
      <text:p text:style-name="P4">DANN</text:p>
      <text:p text:style-name="P4">Berechnen ob Pferd Anspruch auf Futter2hat:</text:p>
      <text:p text:style-name="P4">WENN</text:p>
      <text:p text:style-name="Standard"><text:span text:style-name="Absatz-Standardschriftart"><text:span text:style-name="T1">Futter2Zuteilung / Verteilzeit x aufgelaufene Zykluszeit – Futter2abgerufenHeute &gt; Futter2Kalibierung</text:span></text:span></text:p>
      <text:p text:style-name="P4">UND</text:p>
      <text:p text:style-name="P4">MengeInAktuellerStunde+ Futter2Kalibierung &lt; MaximaleMengeH</text:p>
      <text:p text:style-name="P4">UND</text:p>
      <text:p text:style-name="P4">Uhrzeit- Futter1letzteZuteilung &gt; Verzoegerung</text:p>
      <text:p text:style-name="P4">UND</text:p>
      <text:p text:style-name="P4">Uhrzeit- Futter2letzteZuteilung &gt; Verzoegerung</text:p>
      <text:p text:style-name="P4">UND</text:p>
      <text:p text:style-name="P4">Uhrzeit- Futter3letzteZuteilung &gt; Verzoegerung</text:p>
      <text:p text:style-name="P4">DANN</text:p>
      <text:p text:style-name="P4">Schließen Nachlaufsperre</text:p>
      <text:p text:style-name="P4">Speichern Uhrzeit in Futter2letzteZuteilung</text:p>
      <text:p text:style-name="Standard"><text:span text:style-name="Absatz-Standardschriftart"><text:span text:style-name="T1">Speichern Futter2abgerufenHeute + Futter2Kalibierung in Futter2abgerufenHeute</text:span></text:span></text:p>
      <text:p text:style-name="P4">Speichern MengeInAktuellerStunde + Futter2Kalibierung in MengeInAktuellerStunde</text:p>
      <text:p text:style-name="P4"><text:soft-page-break/>Anzeige Display Pferdename „Fütterung läuft“</text:p>
      <text:p text:style-name="P4">Auswurf Futter2</text:p>
      <text:p text:style-name="P4">Öffne Nachlaufsperre</text:p>
      <text:p text:style-name="P4"/>
      <text:p text:style-name="P4">DANN</text:p>
      <text:p text:style-name="P4">Berechnen ob Pferd Anspruch auf Futter3hat:</text:p>
      <text:p text:style-name="P4">WENN</text:p>
      <text:p text:style-name="Standard"><text:span text:style-name="Absatz-Standardschriftart"><text:span text:style-name="T1">Futter3Zuteilung / Verteilzeit x aufgelaufene Zykluszeit – Futter3abgerufenHeute &gt; Futter3Kalibierung</text:span></text:span></text:p>
      <text:p text:style-name="P4">UND</text:p>
      <text:p text:style-name="P4">MengeInAktuellerStunde+ Futter3Kalibierung &lt; MaximaleMengeH</text:p>
      <text:p text:style-name="P4">UND</text:p>
      <text:p text:style-name="P4">Uhrzeit- Futter1letzteZuteilung &gt; Verzoegerung</text:p>
      <text:p text:style-name="P4">UND</text:p>
      <text:p text:style-name="P4">Uhrzeit- Futter2letzteZuteilung &gt; Verzoegerung</text:p>
      <text:p text:style-name="P4">UND</text:p>
      <text:p text:style-name="P4">Uhrzeit- Futter3letzteZuteilung &gt; Verzoegerung</text:p>
      <text:p text:style-name="P4">DANN</text:p>
      <text:p text:style-name="P4">Schließen Nachlaufsperre</text:p>
      <text:p text:style-name="P4">Speichern Uhrzeit in Futter3letzteZuteilung</text:p>
      <text:p text:style-name="Standard"><text:span text:style-name="Absatz-Standardschriftart"><text:span text:style-name="T1">Speichern Futter3abgerufenHeute + Futter3Kalibierung in Futter3abgerufenHeute</text:span></text:span></text:p>
      <text:p text:style-name="P4">Speichern MengeInAktuellerStunde + Futter3Kalibierung in MengeInAktuellerStunde</text:p>
      <text:p text:style-name="P4">Anzeige Display Pferdename „Fütterung läuft“</text:p>
      <text:p text:style-name="P4">Auswurf Futter3</text:p>
      <text:p text:style-name="P4">Öffne Nachlaufsperre</text:p>
      <text:p text:style-name="P4"/>
      <text:p text:style-name="P4">DANN</text:p>
      <text:p text:style-name="P4">Berechnen ob Pferd Anspruch auf Futter4hat:</text:p>
      <text:p text:style-name="P4">WENN</text:p>
      <text:p text:style-name="Standard"><text:span text:style-name="Absatz-Standardschriftart"><text:span text:style-name="T1">Futter4Zuteilung / Verteilzeit x aufgelaufene Zykluszeit – Futter3abgerufenHeute &gt; Futter4Kalibierung</text:span></text:span></text:p>
      <text:p text:style-name="P4">UND</text:p>
      <text:p text:style-name="P4">Uhrzeit- Futter1letzteZuteilung &lt; Verzoegerung</text:p>
      <text:p text:style-name="P4">ODER</text:p>
      <text:p text:style-name="P4">Uhrzeit- Futter2letzteZuteilung &lt; Verzoegerung</text:p>
      <text:p text:style-name="P4">ODER</text:p>
      <text:p text:style-name="P4">Uhrzeit- Futter3letzteZuteilung &lt; Verzoegerung</text:p>
      <text:p text:style-name="P4">DANN</text:p>
      <text:p text:style-name="P4">Schließen Nachlaufsperre</text:p>
      <text:p text:style-name="P4">Speichern Uhrzeit in Futter4letzteZuteilung</text:p>
      <text:p text:style-name="Standard"><text:span text:style-name="Absatz-Standardschriftart"><text:span text:style-name="T1">Speichern Futter4abgerufenHeute + Futter4Kalibierung in Futter4abgerufenHeute</text:span></text:span></text:p>
      <text:p text:style-name="P4">Anzeige Display Pferdename „Fütterung läuft“</text:p>
      <text:p text:style-name="P4">Auswurf Futter4</text:p>
      <text:p text:style-name="P4">Öffne Nachlaufsperre</text:p>
      <text:p text:style-name="P4"/>
      <text:p text:style-name="P4">ELSE</text:p>
      <text:p text:style-name="P4">Anzeige Display Pferdename „Kein Anspruch“</text:p>
      <text:p text:style-name="P4">WENN</text:p>
      <text:p text:style-name="P4">Nachlaufsperre Position unten</text:p>
      <text:p text:style-name="P4">DANN</text:p>
      <text:p text:style-name="P4">Öffne Nachlaufsperre</text:p>
      <text:p text:style-name="P4"><text:soft-page-break/></text:p>
      <text:p text:style-name="P4"/>
      <text:p text:style-name="Standard"><text:span text:style-name="Absatz-Standardschriftart"><text:span text:style-name="T1">Unterprogramm Öffne Nachlaufsperre (ist immer gleich!)</text:span></text:span></text:p>
      <text:p text:style-name="P4"/>
      <text:p text:style-name="P4">WENN</text:p>
      <text:p text:style-name="P4"/>
      <text:p text:style-name="P4">Keine Pferdeerkennung &gt; ZeitohneErkennung</text:p>
      <text:p text:style-name="P4">ODER</text:p>
      <text:p text:style-name="P4">Futter1letzteZuteilung &lt;Aktuelle Zeit - Schutzzeit</text:p>
      <text:p text:style-name="P4">UND</text:p>
      <text:p text:style-name="P4">Futter2letzteZuteilung &lt;Aktuelle Zeit - Schutzzeit</text:p>
      <text:p text:style-name="P4">UND</text:p>
      <text:p text:style-name="P4">Futter3letzteZuteilung &lt;Aktuelle Zeit - Schutzzeit</text:p>
      <text:p text:style-name="P4">UND</text:p>
      <text:p text:style-name="Standard"><text:span text:style-name="Absatz-Standardschriftart"><text:span text:style-name="T1">Futter4letzteZuteilung &lt;Aktuelle Zeit – Schutzzeit</text:span></text:span></text:p>
      <text:p text:style-name="P4">UND</text:p>
      <text:p text:style-name="Standard"><text:span text:style-name="Absatz-Standardschriftart"><text:span text:style-name="T1">Raufuttermin</text:span></text:span><text:span text:style-name="Absatz-Standardschriftart"><text:span text:style-name="T1">uten1letzteZuteilung &lt;Aktuelle Zeit – Schutzzeit</text:span></text:span></text:p>
      <text:p text:style-name="P4">UND</text:p>
      <text:p text:style-name="Standard"><text:span text:style-name="Absatz-Standardschriftart"><text:span text:style-name="T1">Raufutterminuten2letzteZuteilung &lt;Aktuelle Zeit – Schutzzeit</text:span></text:span></text:p>
      <text:p text:style-name="P4"/>
      <text:p text:style-name="P4">DANN</text:p>
      <text:p text:style-name="P4">Motor Nachlaufsperre Richtung auf</text:p>
      <text:p text:style-name="P4"/>
      <text:p text:style-name="P4">SONST</text:p>
      <text:p text:style-name="P4">Mache nichts</text:p>
      <text:p text:style-name="P4"/>
      <text:p text:style-name="P1"><text:span text:style-name="Absatz-Standardschriftart"><text:span text:style-name="T2">Modul Raufutterfütterung</text:span></text:span></text:p>
      <text:p text:style-name="P4"/>
      <text:p text:style-name="P4">Realisierung analog wenn Modul Kraftfutter fertig</text:p>
      <text:p text:style-name="P4"/>
      <text:p text:style-name="P4"/>
      <text:p text:style-name="P2">Modul Selektionstor</text:p>
      <text:p text:style-name="P4"/>
      <text:p text:style-name="P4">Realisierung analog wenn Modul Raufutter fertig</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SimSun1"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1"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Mang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Dokumentstruktur" style:family="paragraph" style:parent-style-name="Standard">
      <style:paragraph-properties fo:hyphenation-ladder-count="no-limit" fo:background-color="#000080">
        <style:background-image/>
      </style:paragraph-properties>
      <style:text-properties style:font-name="Tahoma" fo:font-size="10pt" style:font-size-asian="10pt" style:font-name-complex="Tahoma" style:font-size-complex="10pt" fo:hyphenate="false" fo:hyphenation-remain-char-count="0" fo:hyphenation-push-char-count="0"/>
    </style:style>
    <style:style style:name="Formatvorlage1" style:family="paragraph" style:parent-style-name="Standard" style:default-outline-level="1">
      <style:paragraph-properties fo:hyphenation-ladder-count="no-limit"/>
      <style:text-properties style:font-name="Arial" fo:font-weight="bold" style:font-weight-asian="bold" style:font-name-complex="Arial" fo:hyphenate="false" fo:hyphenation-remain-char-count="0" fo:hyphenation-push-char-count="0"/>
    </style:style>
    <style:style style:name="Überschrift1" style:family="paragraph" style:parent-style-name="Standard">
      <style:paragraph-properties fo:hyphenation-ladder-count="no-limit"/>
      <style:text-properties style:font-name="Arial" fo:font-weight="bold" style:font-weight-asian="bold" style:font-name-complex="Arial" fo:hyphenate="false" fo:hyphenation-remain-char-count="0" fo:hyphenation-push-char-count="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8Num1z0" style:family="text">
      <style:text-properties style:font-name="Symbol" style:font-name-comple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Absatz-Standardschriftart1" style:family="text"/>
    <style:style style:name="WW_5f_CharLFO1LVL1" style:display-name="WW_CharLFO1LVL1"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Programmdefinitionen Fütterungselektronik</dc:title>
    <meta:initial-creator>k020139</meta:initial-creator>
    <dc:creator>K-H Höfkens</dc:creator>
    <meta:creation-date>2010-09-22T15:31:00Z</meta:creation-date>
    <dc:date>2016-04-09T18:26:49.86</dc:date>
    <meta:editing-cycles>43</meta:editing-cycles>
    <meta:editing-duration>PT4H3M24S</meta:editing-duration>
    <meta:document-statistic meta:table-count="0" meta:image-count="0" meta:object-count="0" meta:page-count="12" meta:paragraph-count="257" meta:word-count="1344" meta:character-count="11451"/>
    <meta:template xlink:type="simple" xlink:actuate="onRequest" xlink:title="" xlink:href="Normal.dotm"/>
  </office:meta>
</office:document-meta>
</file>